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016cm" svg:height="1.016cm" svg:x="2.913cm" svg:y="7.98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4.614cm" svg:y="6.086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4.615cm" svg:y="9.887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6.215cm" svg:y="7.986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6.315cm" svg:y="4.287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16cm" svg:height="1.016cm" svg:x="7.815cm" svg:y="6.086cm">
          <text:p text:style-name="P1">9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463cm" svg:y1="5.155cm" svg:x2="5.482cm" svg:y2="6.234cm" draw:start-shape="id1" draw:start-glue-point="7" draw:end-shape="id2" draw:end-glue-point="11" svg:d="M6463 5155l-981 1079" svg:viewBox="0 0 982 1080">
          <text:p/>
        </draw:connector>
        <draw:connector draw:style-name="gr3" draw:text-style-name="P3" draw:layer="layout" draw:type="line" svg:x1="4.762cm" svg:y1="6.954cm" svg:x2="3.781cm" svg:y2="8.134cm" draw:start-shape="id2" draw:start-glue-point="7" draw:end-shape="id3" draw:end-glue-point="11" svg:d="M4762 6954l-981 1180" svg:viewBox="0 0 982 1181">
          <text:p/>
        </draw:connector>
        <draw:connector draw:style-name="gr3" draw:text-style-name="P3" draw:layer="layout" draw:type="line" svg:x1="3.781cm" svg:y1="8.854cm" svg:x2="4.763cm" svg:y2="10.035cm" draw:start-shape="id3" draw:start-glue-point="9" draw:end-shape="id4" draw:end-glue-point="5" svg:d="M3781 8854l982 1181" svg:viewBox="0 0 983 1182">
          <text:p/>
        </draw:connector>
        <draw:connector draw:style-name="gr3" draw:text-style-name="P3" draw:layer="layout" draw:type="line" svg:x1="5.482cm" svg:y1="6.954cm" svg:x2="6.363cm" svg:y2="8.134cm" draw:start-shape="id2" draw:start-glue-point="9" draw:end-shape="id5" draw:end-glue-point="5" svg:d="M5482 6954l881 1180" svg:viewBox="0 0 882 1181">
          <text:p/>
        </draw:connector>
        <draw:connector draw:style-name="gr3" draw:text-style-name="P3" draw:layer="layout" draw:type="line" svg:x1="7.183cm" svg:y1="5.155cm" svg:x2="7.963cm" svg:y2="6.234cm" draw:start-shape="id1" draw:start-glue-point="9" draw:end-shape="id6" draw:end-glue-point="5" svg:d="M7183 5155l780 1079" svg:viewBox="0 0 781 108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6T21:47:09.745000000</meta:creation-date>
    <dc:date>2020-12-17T02:40:58.377000000</dc:date>
    <meta:editing-duration>PT1H3M27S</meta:editing-duration>
    <meta:editing-cycles>1</meta:editing-cycles>
    <meta:document-statistic meta:object-count="11"/>
    <meta:generator>LibreOffice/6.3.2.2$Windows_X86_64 LibreOffice_project/98b30e735bda24bc04ab42594c85f7fd8be07b9c</meta:generator>
  </office:meta>
</office:document-meta>
</file>